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f462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8bba4a" style:font-style-asian="normal" style:font-style-complex="normal"/>
    </style:style>
    <style:style style:name="T17" style:family="text">
      <style:text-properties fo:font-style="normal" officeooo:rsid="03910f88" style:font-style-asian="normal" style:font-style-complex="normal"/>
    </style:style>
    <style:style style:name="T18" style:family="text">
      <style:text-properties fo:font-style="normal" officeooo:rsid="0393f9a1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23d18e5"/>
    </style:style>
    <style:style style:name="T27" style:family="text">
      <style:text-properties officeooo:rsid="02867bcd"/>
    </style:style>
    <style:style style:name="T28" style:family="text">
      <style:text-properties officeooo:rsid="034a2232"/>
    </style:style>
    <style:style style:name="T29" style:family="text">
      <style:text-properties officeooo:rsid="036e9576"/>
    </style:style>
    <style:style style:name="T30" style:family="text">
      <style:text-properties officeooo:rsid="036f1dcd"/>
    </style:style>
    <style:style style:name="T31" style:family="text">
      <style:text-properties officeooo:rsid="03794440"/>
    </style:style>
    <style:style style:name="T32" style:family="text">
      <style:text-properties officeooo:rsid="038853ae"/>
    </style:style>
    <style:style style:name="T33" style:family="text">
      <style:text-properties officeooo:rsid="0389f816"/>
    </style:style>
    <style:style style:name="T34" style:family="text">
      <style:text-properties officeooo:rsid="006258a2"/>
    </style:style>
    <style:style style:name="T35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27">8</text:span></text:p>
      <text:p text:style-name="P17"/>
      <text:p text:style-name="P17"/>
      <text:p text:style-name="P14">© 201<text:span text:style-name="T27">8</text:span> by Wolfgang Skala. This edition is licensed under the<text:span text:style-name="T28"><text:line-break/></text:span>Creative Commons Attribution<text:span text:style-name="T21">-NonCommercial-ShareAlike</text:span> 4.0 International License.<text:span text:style-name="T28"><text:line-break/></text:span>To view a copy of this license, visit http://creativecommons.org/licenses/by<text:span text:style-name="T22">-nc-sa</text:span>/4.0/.</text:p>
      <text:p text:style-name="P13"/>
      <text:p text:style-name="P15">Music engraving by LilyPond 2.18.0 (http://www.lilypond.org).<text:span text:style-name="T20"><text:line-break/>Front matter</text:span> typeset with EB Garamond (http://www.georgduffner.at/ebgaramond).</text:p>
      <text:p text:style-name="P17"/>
      <text:p text:style-name="P12">First <text:span text:style-name="T23">version</text:span>, <text:span text:style-name="T31">June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Alma redemptoris mater</text:span><text:span text:style-name="T3"> </text:span>bases upon upon <text:span text:style-name="T34">a copy from the scriptorium of Giuseppe Baldan, which has been digitized by the Saxon State Library – State and University Library Dresden (see http://hofmusik.slub-dresden.de).</text:span></text:p>
      <text:p text:style-name="P8">The digital version of the manuscript <text:span text:style-name="T34">is</text:span> available at</text:p>
      <text:p text:style-name="P8"><text:tab/>http://digital.slub-dresden.de/<text:span text:style-name="T34">id426460219 </text:span>(siglum Mus.2<text:span text:style-name="T34">973</text:span>-<text:span text:style-name="T35">E</text:span>-<text:span text:style-name="T35">7</text:span>)<text:span text:style-name="T34"> .</text:span></text:p>
      <text:p text:style-name="P3"/>
      <text:p text:style-name="P4">In general, this edition closely follows the <text:span text:style-name="T32">manuscript</text:span>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6"><text:span text:style-name="T1">Bar<text:tab/>Staff<text:tab/>Note</text:span><text:span text:style-name="T9"><text:tab/></text:span><text:span text:style-name="T11"><text:line-break/></text:span><text:span text:style-name="T18">–</text:span><text:span text:style-name="T13"><text:tab/></text:span><text:span text:style-name="T18">org</text:span><text:span text:style-name="T6"><text:note text:id="ftn1" text:note-class="footnote"><text:note-citation>1</text:note-citation><text:note-body><text:p text:style-name="P21">Abbreviations: <text:span text:style-name="T26">Ms, manuscript; o</text:span>rg, basses and organ; <text:span text:style-name="T26">r, rest;</text:span> S,<text:span text:style-name="T30"> </text:span>soprano<text:span text:style-name="T29">; vl</text:span>,<text:span text:style-name="T33"> </text:span>violin;<text:span text:style-name="T29"> vla, viola</text:span>.</text:p></text:note-body></text:note></text:span><text:span text:style-name="T13"><text:tab/></text:span><text:span text:style-name="T18">Bass figures are missing throughout the Ms<text:line-break/><text:tab/><text:tab/>and were added by the editor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alma-mater-BurG-II-63)</text:span>. Your help will be greatly appreciated.</text:p>
      <text:p text:style-name="P9"/>
      <text:p text:style-name="P9"/>
      <text:p text:style-name="P9"><text:span text:style-name="T5">Salzburg, </text:span><text:span text:style-name="T12">June</text:span><text:span text:style-name="T5"> 201</text:span><text:span text:style-name="T7">8</text:span><text:line-break/>Wolfgang Skala</text:p>
      <text:p text:style-name="P19"/>
      <text:p text:style-name="P19">C O N T E N T S</text:p>
      <text:p text:style-name="P19"/>
      <text:p text:style-name="P16"/>
      <text:p text:style-name="P10"><text:span text:style-name="T14">1<text:tab/></text:span><text:span text:style-name="T17">Alma redemptoris mater</text:span><text:span text:style-name="T14"><text:tab/></text:span><text:span text:style-name="T15">1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8T16:57:39.966500296</dc:date>
    <dc:creator>Wolfgang Skala</dc:creator>
    <meta:editing-duration>P9DT21H32M45S</meta:editing-duration>
    <meta:editing-cycles>834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63" meta:character-count="1809" meta:non-whitespace-character-count="1542"/>
  </office:meta>
</office:document-meta>
</file>